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5.857cm" fo:margin-left="-0.106cm" fo:margin-top="0cm" fo:margin-bottom="0cm" table:align="left" style:writing-mode="lr-tb"/>
    </style:style>
    <style:style style:name="Table1.A" style:family="table-column">
      <style:table-column-properties style:column-width="2.309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E" style:family="table-column">
      <style:table-column-properties style:column-width="2.25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13.702cm" fo:margin-left="-0.106cm" fo:margin-top="0cm" fo:margin-bottom="0cm" table:align="left" style:writing-mode="lr-tb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58cm"/>
    </style:style>
    <style:style style:name="Table2.D" style:family="table-column">
      <style:table-column-properties style:column-width="2.26cm"/>
    </style:style>
    <style:style style:name="Table2.F" style:family="table-column">
      <style:table-column-properties style:column-width="2.3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3.6cm" fo:margin-left="-0.106cm" fo:margin-top="0cm" fo:margin-bottom="0cm" table:align="left" style:writing-mode="lr-tb"/>
    </style:style>
    <style:style style:name="Table3.A" style:family="table-column">
      <style:table-column-properties style:column-width="2.309cm"/>
    </style:style>
    <style:style style:name="Table3.B" style:family="table-column">
      <style:table-column-properties style:column-width="2.258cm"/>
    </style:style>
    <style:style style:name="Table3.D" style:family="table-column">
      <style:table-column-properties style:column-width="2.26cm"/>
    </style:style>
    <style:style style:name="Table3.F" style:family="table-column">
      <style:table-column-properties style:column-width="2.256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3.6cm" fo:margin-left="-0.106cm" fo:margin-top="0cm" fo:margin-bottom="0cm" table:align="left" style:writing-mode="lr-tb"/>
    </style:style>
    <style:style style:name="Table4.A" style:family="table-column">
      <style:table-column-properties style:column-width="2.309cm"/>
    </style:style>
    <style:style style:name="Table4.B" style:family="table-column">
      <style:table-column-properties style:column-width="2.258cm"/>
    </style:style>
    <style:style style:name="Table4.D" style:family="table-column">
      <style:table-column-properties style:column-width="2.26cm"/>
    </style:style>
    <style:style style:name="Table4.F" style:family="table-column">
      <style:table-column-properties style:column-width="2.256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Appendix">
      <style:text-properties officeooo:rsid="00135dba" officeooo:paragraph-rsid="00135dba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8110c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11f6e"/>
    </style:style>
    <style:style style:name="P5" style:family="paragraph" style:parent-style-name="Standard">
      <style:paragraph-properties fo:text-align="start" style:justify-single-word="false" style:writing-mode="lr-tb"/>
      <style:text-properties style:text-position="super 58%"/>
    </style:style>
    <style:style style:name="P6" style:family="paragraph" style:parent-style-name="Standard">
      <style:paragraph-properties fo:text-align="start" style:justify-single-word="false" style:writing-mode="lr-tb"/>
      <style:text-properties style:text-position="0% 100%" fo:font-size="12pt" style:font-size-asian="12pt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8110c" officeooo:paragraph-rsid="0008110c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1d3121" officeooo:paragraph-rsid="001d3121"/>
    </style:style>
    <style:style style:name="P11" style:family="paragraph" style:parent-style-name="Appendix">
      <style:text-properties officeooo:rsid="00239b83" officeooo:paragraph-rsid="00135dba"/>
    </style:style>
    <style:style style:name="P12" style:family="paragraph" style:parent-style-name="Heading_20_2">
      <style:text-properties officeooo:rsid="0012eac0" officeooo:paragraph-rsid="0012eac0"/>
    </style:style>
    <style:style style:name="P13" style:family="paragraph" style:parent-style-name="Heading_20_4">
      <style:text-properties officeooo:paragraph-rsid="001f067a"/>
    </style:style>
    <style:style style:name="P14" style:family="paragraph" style:parent-style-name="Standard">
      <style:text-properties officeooo:paragraph-rsid="00135dba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start" style:justify-single-word="false" style:writing-mode="lr-t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9pt" style:font-size-complex="9pt"/>
    </style:style>
    <style:style style:name="P18" style:family="paragraph" style:parent-style-name="Standard">
      <style:paragraph-properties fo:text-align="end" style:justify-single-word="false">
        <style:tab-stops/>
      </style:paragraph-properties>
      <style:text-properties fo:font-size="9pt" style:font-size-asian="9pt" style:font-size-complex="9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fo:font-size="9pt" officeooo:paragraph-rsid="0021e39d" style:font-size-asian="9pt" style:font-size-complex="9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ize="9pt" officeooo:rsid="00204cec" officeooo:paragraph-rsid="00204cec" style:font-size-asian="9pt" style:font-size-complex="9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ize="9pt" officeooo:rsid="00241f34" officeooo:paragraph-rsid="00241f34" style:font-size-asian="9pt" style:font-size-complex="9pt"/>
    </style:style>
    <style:style style:name="P22" style:family="paragraph" style:parent-style-name="Standard">
      <style:paragraph-properties fo:text-align="start" style:justify-single-word="false" style:writing-mode="lr-tb"/>
      <style:text-properties fo:font-style="normal" style:font-style-asian="normal" style:font-style-complex="normal"/>
    </style:style>
    <style:style style:name="P23" style:family="paragraph" style:parent-style-name="Table">
      <style:paragraph-properties fo:keep-with-next="always"/>
    </style:style>
    <style:style style:name="P24" style:family="paragraph" style:parent-style-name="Text_20_body">
      <style:text-properties fo:language="zxx" fo:country="none"/>
    </style:style>
    <style:style style:name="P25" style:family="paragraph" style:parent-style-name="Text_20_body">
      <style:text-properties fo:font-size="9pt" fo:language="zxx" fo:country="none" style:font-size-asian="9pt" style:font-size-complex="9pt"/>
    </style:style>
    <style:style style:name="P26" style:family="paragraph" style:parent-style-name="Text_20_body">
      <style:text-properties officeooo:rsid="00135dba" officeooo:paragraph-rsid="00135dba"/>
    </style:style>
    <style:style style:name="P27" style:family="paragraph" style:parent-style-name="Text_20_body">
      <style:text-properties officeooo:rsid="00239b83" officeooo:paragraph-rsid="00135dba"/>
    </style:style>
    <style:style style:name="P28" style:family="paragraph" style:parent-style-name="Text_20_body">
      <style:text-properties officeooo:rsid="00239b83" officeooo:paragraph-rsid="002533a8"/>
    </style:style>
    <style:style style:name="P29" style:family="paragraph" style:parent-style-name="Text_20_body">
      <style:text-properties officeooo:rsid="00239b83" officeooo:paragraph-rsid="0026aad1"/>
    </style:style>
    <style:style style:name="T1" style:family="text">
      <style:text-properties style:text-position="super 58%"/>
    </style:style>
    <style:style style:name="T2" style:family="text">
      <style:text-properties officeooo:rsid="0008110c"/>
    </style:style>
    <style:style style:name="T3" style:family="text">
      <style:text-properties officeooo:rsid="0008262d"/>
    </style:style>
    <style:style style:name="T4" style:family="text">
      <style:text-properties officeooo:rsid="000ec29a"/>
    </style:style>
    <style:style style:name="T5" style:family="text">
      <style:text-properties officeooo:rsid="000fc47d"/>
    </style:style>
    <style:style style:name="T6" style:family="text">
      <style:text-properties officeooo:rsid="00111f6e"/>
    </style:style>
    <style:style style:name="T7" style:family="text">
      <style:text-properties officeooo:rsid="0012eac0"/>
    </style:style>
    <style:style style:name="T8" style:family="text">
      <style:text-properties fo:color="#2aa198" loext:opacity="100%" fo:font-style="normal" fo:font-weight="normal"/>
    </style:style>
    <style:style style:name="T9" style:family="text">
      <style:text-properties fo:color="#2aa198" loext:opacity="100%" fo:font-size="9pt" fo:font-style="normal" fo:font-weight="normal" style:font-size-asian="9pt" style:font-size-complex="9pt"/>
    </style:style>
    <style:style style:name="T10" style:family="text">
      <style:text-properties fo:color="#657b83" loext:opacity="100%" fo:font-size="12pt" fo:font-style="normal" fo:font-weight="normal"/>
    </style:style>
    <style:style style:name="T11" style:family="text">
      <style:text-properties fo:color="#657b83" loext:opacity="100%" fo:font-style="normal" fo:font-weight="normal"/>
    </style:style>
    <style:style style:name="T12" style:family="text">
      <style:text-properties fo:color="#657b83" loext:opacity="100%" fo:font-size="9pt" fo:font-style="normal" fo:font-weight="normal" style:font-size-asian="9pt" style:font-size-complex="9pt"/>
    </style:style>
    <style:style style:name="T13" style:family="text">
      <style:text-properties fo:color="#859900" loext:opacity="100%" fo:font-style="normal" fo:font-weight="normal"/>
    </style:style>
    <style:style style:name="T14" style:family="text">
      <style:text-properties fo:color="#93a1a1" loext:opacity="100%" fo:font-style="normal" fo:font-weight="normal"/>
    </style:style>
    <style:style style:name="T15" style:family="text">
      <style:text-properties fo:color="#93a1a1" loext:opacity="100%" fo:font-style="italic" fo:font-weight="normal"/>
    </style:style>
    <style:style style:name="T16" style:family="text">
      <style:text-properties fo:color="#93a1a1" loext:opacity="100%" fo:font-size="9pt" fo:font-style="normal" fo:font-weight="normal" style:font-size-asian="9pt" style:font-size-complex="9pt"/>
    </style:style>
    <style:style style:name="T17" style:family="text">
      <style:text-properties fo:color="#b58900" loext:opacity="100%" fo:font-style="normal" fo:font-weight="normal"/>
    </style:style>
    <style:style style:name="T18" style:family="text">
      <style:text-properties officeooo:rsid="001f067a"/>
    </style:style>
    <style:style style:name="T19" style:family="text">
      <style:text-properties officeooo:rsid="0021e39d"/>
    </style:style>
    <style:style style:name="T20" style:family="text">
      <style:text-properties officeooo:rsid="00241f34"/>
    </style:style>
    <style:style style:name="T21" style:family="text">
      <style:text-properties officeooo:rsid="002477a7"/>
    </style:style>
    <style:style style:name="T22" style:family="text">
      <style:text-properties officeooo:rsid="0026aad1"/>
    </style:style>
    <style:style style:name="T23" style:family="text">
      <style:text-properties officeooo:rsid="0027bb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Heading_20_2" text:outline-level="2">Introduction</text:h>
      <text:p text:style-name="P2">- Calculated probabilities, using multiplication, <text:span text:style-name="T6">addition, factorials, and theoretical probability </text:span></text:p>
      <text:p text:style-name="P2">- Created a script in C in order to simulate the game 10,000,000 times in order to get accurate results</text:p>
      <text:p text:style-name="P2">- Stored theoretical results and Experimental results in Excel</text:p>
      <text:p text:style-name="P4">- Assumed dice were always fair</text:p>
      <text:p text:style-name="P4">- <text:span text:style-name="T6">Observed that the simulations were often far more accurate and </text:span><text:span text:style-name="T7">could compare and then identify potential mistakes within the theoretical probabilities </text:span></text:p>
      <text:h text:style-name="P12" text:outline-level="2">Results</text:h>
      <text:p text:style-name="P2">- Calculated theoretical probabilities for the players by first calculating how many outcomes there are, according to Sides of dice<text:span text:style-name="T1">No of dice</text:span></text:p>
      <text:p text:style-name="P5"/>
      <text:p text:style-name="P6">- Counted Outcomes 3 of a kind manually (111 222 333 444 555 666 777 888)</text:p>
      <text:p text:style-name="P6">= 8</text:p>
      <text:p text:style-name="P6"/>
      <text:p text:style-name="P6">- Calcualted 3 in a row by counting</text:p>
      <text:p text:style-name="P6">- 678(3!), 567(3!), 456(3!), 345(3!),234(3!), 123(3!)</text:p>
      <text:p text:style-name="P6">= 6*6</text:p>
      <text:p text:style-name="P6">= 36</text:p>
      <text:p text:style-name="P6"/>
      <text:p text:style-name="P2">- 24 was simple as there was only one outcome, 888.</text:p>
      <text:p text:style-name="P2">= 1</text:p>
      <text:p text:style-name="P2"/>
      <text:p text:style-name="P3">- &gt;=2<text:span text:style-name="T2">2</text:span> &lt;24 was calculated by <text:span text:style-name="T2">calculating the sum of</text:span> outcomes with an 8 (887(3), 886(3), 877(3),</text:p>
      <text:p text:style-name="P3"><text:span text:style-name="T2">= </text:span>3+3+3</text:p>
      <text:p text:style-name="P2">= <text:span text:style-name="T2">9</text:span></text:p>
      <text:p text:style-name="P2"/>
      <text:p text:style-name="P2">- &gt;=<text:span text:style-name="T2">20</text:span>&lt;2<text:span text:style-name="T2">2</text:span> was calculated <text:span text:style-name="T2">the same </text:span>as above but with different numbers </text:p>
      <text:p text:style-name="P8">= 885 (3), 884<text:span text:style-name="T3">(3)</text:span>, 876<text:span text:style-name="T3">(3!)</text:span>, 875<text:span text:style-name="T3">(3!)</text:span>, 866<text:span text:style-name="T3">(3), </text:span><text:span text:style-name="T4">777, 776(3), <text:s/></text:span></text:p>
      <text:p text:style-name="P2">= <text:span text:style-name="T3">3+3+6+6+3</text:span><text:span text:style-name="T4">+1+</text:span><text:span text:style-name="T5">3</text:span></text:p>
      <text:p text:style-name="P2">= <text:span text:style-name="T3">12+</text:span><text:span text:style-name="T4">10+</text:span><text:span text:style-name="T5">3</text:span></text:p>
      <text:p text:style-name="P2">= <text:span text:style-name="T4">2</text:span><text:span text:style-name="T5">5</text:span></text:p>
      <text:p text:style-name="P23">Table <text:sequence text:ref-name="refTable0" text:name="Table" text:formula="ooow:Table+1" style:num-format="1">1</text:sequence>: Calculated Theoretical Probabilities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F"/>
        <table:table-row table:style-name="Table2.1">
          <table:table-cell table:style-name="Table2.A1" office:value-type="string">
            <text:p text:style-name="P17">Divisions</text:p>
          </table:table-cell>
          <table:table-cell table:style-name="Table2.A1" office:value-type="string">
            <text:p text:style-name="P17">Probability</text:p>
          </table:table-cell>
          <table:table-cell table:style-name="Table2.A1" office:value-type="string">
            <text:p text:style-name="P17">Prize</text:p>
          </table:table-cell>
          <table:table-cell table:style-name="Table2.A1" office:value-type="string">
            <text:p text:style-name="P17">Return to Casino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8">24</text:p>
          </table:table-cell>
          <table:table-cell table:style-name="Table2.A1" office:value-type="string">
            <text:p text:style-name="P18">0.001953125</text:p>
          </table:table-cell>
          <table:table-cell table:style-name="Table2.A1" office:value-type="string">
            <text:p text:style-name="P18">15450</text:p>
          </table:table-cell>
          <table:table-cell table:style-name="Table2.A1" office:value-type="string">
            <text:p text:style-name="P18">-30.17578125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>3 of a kind</text:p>
          </table:table-cell>
          <table:table-cell table:style-name="Table2.A1" office:value-type="string">
            <text:p text:style-name="P18">0.015625</text:p>
          </table:table-cell>
          <table:table-cell table:style-name="Table2.A1" office:value-type="string">
            <text:p text:style-name="P18">6200</text:p>
          </table:table-cell>
          <table:table-cell table:style-name="Table2.A1" office:value-type="string">
            <text:p text:style-name="P18">-96.875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>&gt;=22 &lt;24</text:p>
          </table:table-cell>
          <table:table-cell table:style-name="Table2.A1" office:value-type="string">
            <text:p text:style-name="P18">0.017578125</text:p>
          </table:table-cell>
          <table:table-cell table:style-name="Table2.A1" office:value-type="string">
            <text:p text:style-name="P18">5850</text:p>
          </table:table-cell>
          <table:table-cell table:style-name="Table2.A1" office:value-type="string">
            <text:p text:style-name="P18">-102.83203125</text:p>
          </table:table-cell>
          <table:table-cell table:style-name="Table2.A1" office:value-type="string">
            <text:p text:style-name="P17">House edge </text:p>
          </table:table-cell>
          <table:table-cell table:style-name="Table2.A1" office:value-type="string">
            <text:p text:style-name="P18">15</text:p>
          </table:table-cell>
        </table:table-row>
        <table:table-row table:style-name="Table2.1">
          <table:table-cell table:style-name="Table2.A1" office:value-type="string">
            <text:p text:style-name="P17">&gt;=20 &lt;22</text:p>
          </table:table-cell>
          <table:table-cell table:style-name="Table2.A1" office:value-type="string">
            <text:p text:style-name="P18">0.048828125</text:p>
          </table:table-cell>
          <table:table-cell table:style-name="Table2.A1" office:value-type="string">
            <text:p text:style-name="P18">4500</text:p>
          </table:table-cell>
          <table:table-cell table:style-name="Table2.A1" office:value-type="string">
            <text:p text:style-name="P18">-219.7265625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>3 in a row</text:p>
          </table:table-cell>
          <table:table-cell table:style-name="Table2.A1" office:value-type="string">
            <text:p text:style-name="P18">0.0703125</text:p>
          </table:table-cell>
          <table:table-cell table:style-name="Table2.A1" office:value-type="string">
            <text:p text:style-name="P18">3500</text:p>
          </table:table-cell>
          <table:table-cell table:style-name="Table2.A1" office:value-type="string">
            <text:p text:style-name="P18">-246.09375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>Casino</text:p>
          </table:table-cell>
          <table:table-cell table:style-name="Table2.A1" office:value-type="string">
            <text:p text:style-name="P18">0.845703125</text:p>
          </table:table-cell>
          <table:table-cell table:style-name="Table2.A1" office:value-type="string">
            <text:p text:style-name="P18">-1000</text:p>
          </table:table-cell>
          <table:table-cell table:style-name="Table2.A1" office:value-type="string">
            <text:p text:style-name="P18">845.703125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7">Paymen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18">1000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Standard"/>
      <text:p text:style-name="Standard">- <text:span text:style-name="T19">House Edge of 15</text:span></text:p>
      <text:p text:style-name="Standard">- <text:span text:style-name="T19">Rewarding Prizes</text:span></text:p>
      <text:p text:style-name="Standard">- <text:span text:style-name="T19">High return to Casino </text:span></text:p>
      <text:p text:style-name="P2"><text:s text:c="4"/></text:p>
      <text:p text:style-name="P2"/>
      <text:p text:style-name="P2"><text:soft-page-break/></text:p>
      <text:p text:style-name="P2"/>
      <text:p text:style-name="P2"/>
      <text:p text:style-name="P2"/>
      <text:p text:style-name="P23">Table <text:sequence text:ref-name="refTable1" text:name="Table" text:formula="ooow:Table+1" style:num-format="1">2</text:sequence>: Original Theoretical Probabilities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F"/>
        <table:table-row table:style-name="Table3.1">
          <table:table-cell table:style-name="Table3.A1" office:value-type="string">
            <text:p text:style-name="P17">Old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7">Divisions</text:p>
          </table:table-cell>
          <table:table-cell table:style-name="Table3.A1" office:value-type="string">
            <text:p text:style-name="P17">Probability</text:p>
          </table:table-cell>
          <table:table-cell table:style-name="Table3.A1" office:value-type="string">
            <text:p text:style-name="P17">Prize</text:p>
          </table:table-cell>
          <table:table-cell table:style-name="Table3.A1" office:value-type="string">
            <text:p text:style-name="P17">Return to Casino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7">&gt;=24</text:p>
          </table:table-cell>
          <table:table-cell table:style-name="Table3.A1" office:value-type="string">
            <text:p text:style-name="P18">0.001953125</text:p>
          </table:table-cell>
          <table:table-cell table:style-name="Table3.A1" office:value-type="string">
            <text:p text:style-name="P18">1000</text:p>
          </table:table-cell>
          <table:table-cell table:style-name="Table3.A1" office:value-type="string">
            <text:p text:style-name="P18">-1.953125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7">3 of a kind</text:p>
          </table:table-cell>
          <table:table-cell table:style-name="Table3.A1" office:value-type="string">
            <text:p text:style-name="P18">0.015625</text:p>
          </table:table-cell>
          <table:table-cell table:style-name="Table3.A1" office:value-type="string">
            <text:p text:style-name="P18">750</text:p>
          </table:table-cell>
          <table:table-cell table:style-name="Table3.A1" office:value-type="string">
            <text:p text:style-name="P18">-11.71875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7">&gt;20 &lt;24</text:p>
          </table:table-cell>
          <table:table-cell table:style-name="Table3.A1" office:value-type="string">
            <text:p text:style-name="P18">0.06640625</text:p>
          </table:table-cell>
          <table:table-cell table:style-name="Table3.A1" office:value-type="string">
            <text:p text:style-name="P18">650</text:p>
          </table:table-cell>
          <table:table-cell table:style-name="Table3.A1" office:value-type="string">
            <text:p text:style-name="P18">-43.1640625</text:p>
          </table:table-cell>
          <table:table-cell table:style-name="Table3.A1" office:value-type="string">
            <text:p text:style-name="P20">House Edge</text:p>
          </table:table-cell>
          <table:table-cell table:style-name="Table3.A1" office:value-type="string">
            <text:p text:style-name="P18">-91.796875</text:p>
          </table:table-cell>
        </table:table-row>
        <table:table-row table:style-name="Table3.1">
          <table:table-cell table:style-name="Table3.A1" office:value-type="string">
            <text:p text:style-name="P17">3 in a row</text:p>
          </table:table-cell>
          <table:table-cell table:style-name="Table3.A1" office:value-type="string">
            <text:p text:style-name="P18">0.0703125</text:p>
          </table:table-cell>
          <table:table-cell table:style-name="Table3.A1" office:value-type="string">
            <text:p text:style-name="P18">700</text:p>
          </table:table-cell>
          <table:table-cell table:style-name="Table3.A1" office:value-type="string">
            <text:p text:style-name="P18">-49.21875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7">&gt;18 &lt;20</text:p>
          </table:table-cell>
          <table:table-cell table:style-name="Table3.A1" office:value-type="string">
            <text:p text:style-name="P18">0.09375</text:p>
          </table:table-cell>
          <table:table-cell table:style-name="Table3.A1" office:value-type="string">
            <text:p text:style-name="P19"><text:span text:style-name="T19">65</text:span>0</text:p>
          </table:table-cell>
          <table:table-cell table:style-name="Table3.A1" office:value-type="string">
            <text:p text:style-name="P18">-60.9375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7">Casino</text:p>
          </table:table-cell>
          <table:table-cell table:style-name="Table3.A1" office:value-type="string">
            <text:p text:style-name="P18">0.751953125</text:p>
          </table:table-cell>
          <table:table-cell table:style-name="Table3.A1" office:value-type="string">
            <text:p text:style-name="P18">-100</text:p>
          </table:table-cell>
          <table:table-cell table:style-name="Table3.A1" office:value-type="string">
            <text:p text:style-name="P18">75.1953125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7">Payment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8">100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</table:table>
      <text:p text:style-name="Standard">- <text:span text:style-name="T19">Great Prizes</text:span></text:p>
      <text:p text:style-name="Standard">- <text:span text:style-name="T19">Negative House edge</text:span></text:p>
      <text:p text:style-name="Standard"/>
      <text:p text:style-name="P2"/>
      <text:p text:style-name="P23">Table <text:sequence text:ref-name="refTable2" text:name="Table" text:formula="ooow:Table+1" style:num-format="1">3</text:sequence>: Experimental Probabilities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B"/>
        <table:table-column table:style-name="Table4.F"/>
        <table:table-row table:style-name="Table4.1">
          <table:table-cell table:style-name="Table4.A1" office:value-type="string">
            <text:p text:style-name="P17">Experimental Probabilities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>Divisions</text:p>
          </table:table-cell>
          <table:table-cell table:style-name="Table4.A1" office:value-type="string">
            <text:p text:style-name="P21">Wins</text:p>
          </table:table-cell>
          <table:table-cell table:style-name="Table4.A1" office:value-type="string">
            <text:p text:style-name="P17">Percentage</text:p>
          </table:table-cell>
          <table:table-cell table:style-name="Table4.A1" office:value-type="string">
            <text:p text:style-name="P17">Money Made / Run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>Total Runs</text:p>
          </table:table-cell>
          <table:table-cell table:style-name="Table4.A1" office:value-type="string">
            <text:p text:style-name="P18">10000000</text:p>
          </table:table-cell>
          <table:table-cell table:style-name="Table4.A1" office:value-type="string">
            <text:p text:style-name="P18">100.00%</text:p>
          </table:table-cell>
          <table:table-cell table:style-name="Table4.A1" office:value-type="string">
            <text:p text:style-name="P17">1254738346 (total profit for Casino)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8">24</text:p>
          </table:table-cell>
          <table:table-cell table:style-name="Table4.A1" office:value-type="string">
            <text:p text:style-name="P18">19412</text:p>
          </table:table-cell>
          <table:table-cell table:style-name="Table4.A1" office:value-type="string">
            <text:p text:style-name="P18">0.19%</text:p>
          </table:table-cell>
          <table:table-cell table:style-name="Table4.A1" office:value-type="string">
            <text:p text:style-name="P18">-29.99154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>3 of a kind</text:p>
          </table:table-cell>
          <table:table-cell table:style-name="Table4.A1" office:value-type="string">
            <text:p text:style-name="P18">155872</text:p>
          </table:table-cell>
          <table:table-cell table:style-name="Table4.A1" office:value-type="string">
            <text:p text:style-name="P18">1.56%</text:p>
          </table:table-cell>
          <table:table-cell table:style-name="Table4.A1" office:value-type="string">
            <text:p text:style-name="P18">-96.64064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>&gt;=22 &lt;24</text:p>
          </table:table-cell>
          <table:table-cell table:style-name="Table4.A1" office:value-type="string">
            <text:p text:style-name="P18">176039</text:p>
          </table:table-cell>
          <table:table-cell table:style-name="Table4.A1" office:value-type="string">
            <text:p text:style-name="P18">1.76%</text:p>
          </table:table-cell>
          <table:table-cell table:style-name="Table4.A1" office:value-type="string">
            <text:p text:style-name="P18">-102.982815</text:p>
          </table:table-cell>
          <table:table-cell table:style-name="Table4.A1" office:value-type="string">
            <text:p text:style-name="P17">House edge </text:p>
          </table:table-cell>
          <table:table-cell table:style-name="Table4.A1" office:value-type="string">
            <text:p text:style-name="P18">14.9776255</text:p>
          </table:table-cell>
        </table:table-row>
        <table:table-row table:style-name="Table4.1">
          <table:table-cell table:style-name="Table4.A1" office:value-type="string">
            <text:p text:style-name="P17">&gt;=20 &lt;22</text:p>
          </table:table-cell>
          <table:table-cell table:style-name="Table4.A1" office:value-type="string">
            <text:p text:style-name="P18">488501</text:p>
          </table:table-cell>
          <table:table-cell table:style-name="Table4.A1" office:value-type="string">
            <text:p text:style-name="P18">4.89%</text:p>
          </table:table-cell>
          <table:table-cell table:style-name="Table4.A1" office:value-type="string">
            <text:p text:style-name="P18">-219.82545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>3 in a row</text:p>
          </table:table-cell>
          <table:table-cell table:style-name="Table4.A1" office:value-type="string">
            <text:p text:style-name="P18">704002</text:p>
          </table:table-cell>
          <table:table-cell table:style-name="Table4.A1" office:value-type="string">
            <text:p text:style-name="P18">7.04%</text:p>
          </table:table-cell>
          <table:table-cell table:style-name="Table4.A1" office:value-type="string">
            <text:p text:style-name="P18">-246.4007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>Casino</text:p>
          </table:table-cell>
          <table:table-cell table:style-name="Table4.A1" office:value-type="string">
            <text:p text:style-name="P18">8456174</text:p>
          </table:table-cell>
          <table:table-cell table:style-name="Table4.A1" office:value-type="string">
            <text:p text:style-name="P18">84.56%</text:p>
          </table:table-cell>
          <table:table-cell table:style-name="Table4.A1" office:value-type="string">
            <text:p text:style-name="P18">845.6174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Standard"/>
      <text:p text:style-name="P2">- <text:span text:style-name="T19">Nearly identical to theoretical results</text:span></text:p>
      <text:p text:style-name="P2">- <text:span text:style-name="T19">14.98 House edge</text:span></text:p>
      <text:p text:style-name="P2">- <text:span text:style-name="T19">Casino makes money</text:span></text:p>
      <text:p text:style-name="P2"/>
      <text:p text:style-name="P7"/>
      <text:h text:style-name="Heading_20_2" text:outline-level="2">Evaluation</text:h>
      <text:p text:style-name="P28">- The Calculated probabilities and extremely similar to the simulated games. <text:span text:style-name="T20">The Casino has a 84.56174% chance of winning in the simulated games and a 84.5703125% chance of winning in the theoretical calculations, a difference of 0.0085725, which is completely negligible. </text:span></text:p>
      <text:p text:style-name="P28"><text:span text:style-name="T20">- The house edge in both the theoretical and experimental results are both reasonable and extremely similar, with the Theoretical probability having a perfect 15% house edge and the Experimental having a 14.977625% house edge, </text:span><text:span text:style-name="T21">perfectly within the legal limit of 10-15%.</text:span></text:p>
      <text:p text:style-name="P29">- <text:span text:style-name="T22">The Prizes and Divisions were frequently changed in order to get a sufficient house edge, as seen when comparing the original data set with the current one.</text:span></text:p>
      <text:h text:style-name="Heading_20_2" text:outline-level="2"><text:soft-page-break/><text:span text:style-name="T23">Conclusion</text:span> 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27"/>
      <text:p text:style-name="P27"/>
      <text:p text:style-name="P26"/>
      <text:p text:style-name="P26"/>
      <text:p text:style-name="P26"/>
      <text:p text:style-name="P1"><text:soft-page-break/>Appendix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17">Divisions</text:p>
          </table:table-cell>
          <table:table-cell table:style-name="Table1.A1" office:value-type="string">
            <text:p text:style-name="P17">Probability</text:p>
          </table:table-cell>
          <table:table-cell table:style-name="Table1.A1" office:value-type="string">
            <text:p text:style-name="P17">Prize</text:p>
          </table:table-cell>
          <table:table-cell table:style-name="Table1.A1" office:value-type="string">
            <text:p text:style-name="P17">Return to Casino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>24</text:p>
          </table:table-cell>
          <table:table-cell table:style-name="Table1.A1" office:value-type="string">
            <text:p text:style-name="P18">0.001953125</text:p>
          </table:table-cell>
          <table:table-cell table:style-name="Table1.A1" office:value-type="string">
            <text:p text:style-name="P18">15450</text:p>
          </table:table-cell>
          <table:table-cell table:style-name="Table1.A1" office:value-type="string">
            <text:p text:style-name="P18">-30.1757812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3 of a kind</text:p>
          </table:table-cell>
          <table:table-cell table:style-name="Table1.A1" office:value-type="string">
            <text:p text:style-name="P18">0.015625</text:p>
          </table:table-cell>
          <table:table-cell table:style-name="Table1.A1" office:value-type="string">
            <text:p text:style-name="P18">6200</text:p>
          </table:table-cell>
          <table:table-cell table:style-name="Table1.A1" office:value-type="string">
            <text:p text:style-name="P18">-96.87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&gt;=22 &lt;24</text:p>
          </table:table-cell>
          <table:table-cell table:style-name="Table1.A1" office:value-type="string">
            <text:p text:style-name="P18">0.017578125</text:p>
          </table:table-cell>
          <table:table-cell table:style-name="Table1.A1" office:value-type="string">
            <text:p text:style-name="P18">5850</text:p>
          </table:table-cell>
          <table:table-cell table:style-name="Table1.A1" office:value-type="string">
            <text:p text:style-name="P18">-102.83203125</text:p>
          </table:table-cell>
          <table:table-cell table:style-name="Table1.A1" office:value-type="string">
            <text:p text:style-name="P17">House edge </text:p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&gt;=20 &lt;22</text:p>
          </table:table-cell>
          <table:table-cell table:style-name="Table1.A1" office:value-type="string">
            <text:p text:style-name="P18">0.048828125</text:p>
          </table:table-cell>
          <table:table-cell table:style-name="Table1.A1" office:value-type="string">
            <text:p text:style-name="P18">4500</text:p>
          </table:table-cell>
          <table:table-cell table:style-name="Table1.A1" office:value-type="string">
            <text:p text:style-name="P18">-219.726562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3 in a row</text:p>
          </table:table-cell>
          <table:table-cell table:style-name="Table1.A1" office:value-type="string">
            <text:p text:style-name="P18">0.0703125</text:p>
          </table:table-cell>
          <table:table-cell table:style-name="Table1.A1" office:value-type="string">
            <text:p text:style-name="P18">3500</text:p>
          </table:table-cell>
          <table:table-cell table:style-name="Table1.A1" office:value-type="string">
            <text:p text:style-name="P18">-246.0937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Casino</text:p>
          </table:table-cell>
          <table:table-cell table:style-name="Table1.A1" office:value-type="string">
            <text:p text:style-name="P18">0.845703125</text:p>
          </table:table-cell>
          <table:table-cell table:style-name="Table1.A1" office:value-type="string">
            <text:p text:style-name="P18">-1000</text:p>
          </table:table-cell>
          <table:table-cell table:style-name="Table1.A1" office:value-type="string">
            <text:p text:style-name="P18">845.70312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Payment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>100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Old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Divisions</text:p>
          </table:table-cell>
          <table:table-cell table:style-name="Table1.A1" office:value-type="string">
            <text:p text:style-name="P17">Probability</text:p>
          </table:table-cell>
          <table:table-cell table:style-name="Table1.A1" office:value-type="string">
            <text:p text:style-name="P17">Prize</text:p>
          </table:table-cell>
          <table:table-cell table:style-name="Table1.A1" office:value-type="string">
            <text:p text:style-name="P17">Return to Casino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&gt;=24</text:p>
          </table:table-cell>
          <table:table-cell table:style-name="Table1.A1" office:value-type="string">
            <text:p text:style-name="P18">0.001953125</text:p>
          </table:table-cell>
          <table:table-cell table:style-name="Table1.A1" office:value-type="string">
            <text:p text:style-name="P18">10000</text:p>
          </table:table-cell>
          <table:table-cell table:style-name="Table1.A1" office:value-type="string">
            <text:p text:style-name="P18">-19.5312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3 of a kind</text:p>
          </table:table-cell>
          <table:table-cell table:style-name="Table1.A1" office:value-type="string">
            <text:p text:style-name="P18">0.015625</text:p>
          </table:table-cell>
          <table:table-cell table:style-name="Table1.A1" office:value-type="string">
            <text:p text:style-name="P18">7500</text:p>
          </table:table-cell>
          <table:table-cell table:style-name="Table1.A1" office:value-type="string">
            <text:p text:style-name="P18">-117.187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&gt;20 &lt;24</text:p>
          </table:table-cell>
          <table:table-cell table:style-name="Table1.A1" office:value-type="string">
            <text:p text:style-name="P18">0.06640625</text:p>
          </table:table-cell>
          <table:table-cell table:style-name="Table1.A1" office:value-type="string">
            <text:p text:style-name="P18">6500</text:p>
          </table:table-cell>
          <table:table-cell table:style-name="Table1.A1" office:value-type="string">
            <text:p text:style-name="P18">-431.64062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-91.796875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3 in a row</text:p>
          </table:table-cell>
          <table:table-cell table:style-name="Table1.A1" office:value-type="string">
            <text:p text:style-name="P18">0.0703125</text:p>
          </table:table-cell>
          <table:table-cell table:style-name="Table1.A1" office:value-type="string">
            <text:p text:style-name="P18">7000</text:p>
          </table:table-cell>
          <table:table-cell table:style-name="Table1.A1" office:value-type="string">
            <text:p text:style-name="P18">-492.187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&gt;18 &lt;20</text:p>
          </table:table-cell>
          <table:table-cell table:style-name="Table1.A1" office:value-type="string">
            <text:p text:style-name="P18">0.09375</text:p>
          </table:table-cell>
          <table:table-cell table:style-name="Table1.A1" office:value-type="string">
            <text:p text:style-name="P18">6500</text:p>
          </table:table-cell>
          <table:table-cell table:style-name="Table1.A1" office:value-type="string">
            <text:p text:style-name="P18">-609.37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Casino</text:p>
          </table:table-cell>
          <table:table-cell table:style-name="Table1.A1" office:value-type="string">
            <text:p text:style-name="P18">0.751953125</text:p>
          </table:table-cell>
          <table:table-cell table:style-name="Table1.A1" office:value-type="string">
            <text:p text:style-name="P18">-1000</text:p>
          </table:table-cell>
          <table:table-cell table:style-name="Table1.A1" office:value-type="string">
            <text:p text:style-name="P18">751.95312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Payment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>100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Experimental</text:p>
          </table:table-cell>
          <table:table-cell table:style-name="Table1.A1" office:value-type="string">
            <text:p text:style-name="P17">Runs</text:p>
          </table:table-cell>
          <table:table-cell table:style-name="Table1.A1" office:value-type="string">
            <text:p text:style-name="P17">Percentage</text:p>
          </table:table-cell>
          <table:table-cell table:style-name="Table1.A1" office:value-type="string">
            <text:p text:style-name="P17">Money Made / Run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Total Runs</text:p>
          </table:table-cell>
          <table:table-cell table:style-name="Table1.A1" office:value-type="string">
            <text:p text:style-name="P18">10000000</text:p>
          </table:table-cell>
          <table:table-cell table:style-name="Table1.A1" office:value-type="string">
            <text:p text:style-name="P18">100.00%</text:p>
          </table:table-cell>
          <table:table-cell table:style-name="Table1.A1" office:value-type="string">
            <text:p text:style-name="P17">1254738346 (total profit for Casino)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8">24</text:p>
          </table:table-cell>
          <table:table-cell table:style-name="Table1.A1" office:value-type="string">
            <text:p text:style-name="P18">19412</text:p>
          </table:table-cell>
          <table:table-cell table:style-name="Table1.A1" office:value-type="string">
            <text:p text:style-name="P18">0.19%</text:p>
          </table:table-cell>
          <table:table-cell table:style-name="Table1.A1" office:value-type="string">
            <text:p text:style-name="P18">-29.99154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3 of a kind</text:p>
          </table:table-cell>
          <table:table-cell table:style-name="Table1.A1" office:value-type="string">
            <text:p text:style-name="P18">155872</text:p>
          </table:table-cell>
          <table:table-cell table:style-name="Table1.A1" office:value-type="string">
            <text:p text:style-name="P18">1.56%</text:p>
          </table:table-cell>
          <table:table-cell table:style-name="Table1.A1" office:value-type="string">
            <text:p text:style-name="P18">-96.64064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&gt;=22 &lt;24</text:p>
          </table:table-cell>
          <table:table-cell table:style-name="Table1.A1" office:value-type="string">
            <text:p text:style-name="P18">176039</text:p>
          </table:table-cell>
          <table:table-cell table:style-name="Table1.A1" office:value-type="string">
            <text:p text:style-name="P18">1.76%</text:p>
          </table:table-cell>
          <table:table-cell table:style-name="Table1.A1" office:value-type="string">
            <text:p text:style-name="P18">-102.982815</text:p>
          </table:table-cell>
          <table:table-cell table:style-name="Table1.A1" office:value-type="string">
            <text:p text:style-name="P17">House edge </text:p>
          </table:table-cell>
          <table:table-cell table:style-name="Table1.A1" office:value-type="string">
            <text:p text:style-name="P18">14.9776255</text:p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&gt;=20 &lt;22</text:p>
          </table:table-cell>
          <table:table-cell table:style-name="Table1.A1" office:value-type="string">
            <text:p text:style-name="P18">488501</text:p>
          </table:table-cell>
          <table:table-cell table:style-name="Table1.A1" office:value-type="string">
            <text:p text:style-name="P18">4.89%</text:p>
          </table:table-cell>
          <table:table-cell table:style-name="Table1.A1" office:value-type="string">
            <text:p text:style-name="P18">-219.82545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3 in a row</text:p>
          </table:table-cell>
          <table:table-cell table:style-name="Table1.A1" office:value-type="string">
            <text:p text:style-name="P18">704002</text:p>
          </table:table-cell>
          <table:table-cell table:style-name="Table1.A1" office:value-type="string">
            <text:p text:style-name="P18">7.04%</text:p>
          </table:table-cell>
          <table:table-cell table:style-name="Table1.A1" office:value-type="string">
            <text:p text:style-name="P18">-246.400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>Casino</text:p>
          </table:table-cell>
          <table:table-cell table:style-name="Table1.A1" office:value-type="string">
            <text:p text:style-name="P18">8456174</text:p>
          </table:table-cell>
          <table:table-cell table:style-name="Table1.A1" office:value-type="string">
            <text:p text:style-name="P18">84.56%</text:p>
          </table:table-cell>
          <table:table-cell table:style-name="Table1.A1" office:value-type="string">
            <text:p text:style-name="P18">845.6174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h text:style-name="P13" text:outline-level="4"><text:soft-page-break/><text:span text:style-name="T18">Script to simulate Games</text:span></text:h>
      <text:p text:style-name="P24"><text:span text:style-name="T10"><text:s/></text:span><text:span text:style-name="T9">1</text:span><text:span text:style-name="T12"> <text:s/>#include </text:span><text:span text:style-name="T16">&lt;</text:span><text:span text:style-name="T12">stdlib.h</text:span><text:span text:style-name="T16">&gt;</text:span></text:p>
      <text:p text:style-name="P25"><text:span text:style-name="T11"><text:s/></text:span><text:span text:style-name="T8">2</text:span><text:span text:style-name="T11"> <text:s/>#include </text:span><text:span text:style-name="T14">&lt;</text:span><text:span text:style-name="T11">time.h</text:span><text:span text:style-name="T14">&gt;</text:span></text:p>
      <text:p text:style-name="P25"><text:span text:style-name="T11"><text:s/></text:span><text:span text:style-name="T8">3</text:span><text:span text:style-name="T11"> <text:s/>#include </text:span><text:span text:style-name="T14">&lt;</text:span><text:span text:style-name="T11">stdio.h</text:span><text:span text:style-name="T14">&gt;</text:span></text:p>
      <text:p text:style-name="P25"><text:span text:style-name="T11"><text:s/></text:span><text:span text:style-name="T8">4</text:span><text:span text:style-name="T11"> <text:s/></text:span></text:p>
      <text:p text:style-name="P25"><text:span text:style-name="T11"><text:s/></text:span><text:span text:style-name="T8">5</text:span><text:span text:style-name="T11"> <text:s/></text:span><text:span text:style-name="T17">int</text:span><text:span text:style-name="T11"> main()</text:span></text:p>
      <text:p text:style-name="P25"><text:span text:style-name="T11"><text:s/></text:span><text:span text:style-name="T8">6</text:span><text:span text:style-name="T11"> <text:s/>{</text:span></text:p>
      <text:p text:style-name="P25"><text:span text:style-name="T11"><text:s/></text:span><text:span text:style-name="T8">7</text:span><text:span text:style-name="T11"> <text:s/><text:tab/></text:span><text:span text:style-name="T17">int</text:span><text:span text:style-name="T11"> num, i, d1, d2, d3, pwin</text:span><text:span text:style-name="T14">=</text:span><text:span text:style-name="T8">0</text:span><text:span text:style-name="T11">, money</text:span><text:span text:style-name="T14">=</text:span><text:span text:style-name="T8">0</text:span><text:span text:style-name="T11">, pwin3fk</text:span><text:span text:style-name="T14">=</text:span><text:span text:style-name="T8">0</text:span><text:span text:style-name="T11">, pwin3row</text:span><text:span text:style-name="T14">=</text:span><text:span text:style-name="T8">0</text:span><text:span text:style-name="T11">, pwin18</text:span><text:span text:style-name="T14">=</text:span><text:span text:style-name="T8">0</text:span><text:span text:style-name="T11">, pwin20</text:span><text:span text:style-name="T14">=</text:span><text:span text:style-name="T8">0</text:span><text:span text:style-name="T11">, pwin24</text:span><text:span text:style-name="T14">=</text:span><text:span text:style-name="T8">0</text:span><text:span text:style-name="T11">;</text:span></text:p>
      <text:p text:style-name="P25"><text:span text:style-name="T11"><text:s/></text:span><text:span text:style-name="T8">8</text:span><text:span text:style-name="T11"> <text:s/><text:tab/></text:span><text:span text:style-name="T17">double</text:span><text:span text:style-name="T11"> per</text:span><text:span text:style-name="T14">=</text:span><text:span text:style-name="T8">0.0</text:span><text:span text:style-name="T11">, cas</text:span><text:span text:style-name="T14">=</text:span><text:span text:style-name="T8">100.0</text:span><text:span text:style-name="T11">, hedge;</text:span></text:p>
      <text:p text:style-name="P25"><text:span text:style-name="T11"><text:s/></text:span><text:span text:style-name="T8">9</text:span><text:span text:style-name="T11"> <text:s/><text:tab/></text:span><text:span text:style-name="T17">time_t</text:span><text:span text:style-name="T11"> t1;</text:span></text:p>
      <text:p text:style-name="P25"><text:span text:style-name="T8">12</text:span><text:span text:style-name="T11"> <text:s/><text:tab/>printf(</text:span><text:span text:style-name="T8">"How many times will you be simulating this specific dice rolling simulation?\n"</text:span><text:span text:style-name="T11">);</text:span></text:p>
      <text:p text:style-name="P25"><text:span text:style-name="T8">13</text:span><text:span text:style-name="T11"> <text:s/><text:tab/>scanf(</text:span><text:span text:style-name="T8">" %d"</text:span><text:span text:style-name="T11">, </text:span><text:span text:style-name="T14">&amp;</text:span><text:span text:style-name="T11">num);</text:span></text:p>
      <text:p text:style-name="P25"><text:span text:style-name="T8">15</text:span><text:span text:style-name="T11"> <text:s/><text:tab/>srand((</text:span><text:span text:style-name="T17">unsigned</text:span><text:span text:style-name="T11">) time (</text:span><text:span text:style-name="T14">&amp;</text:span><text:span text:style-name="T11">t1));</text:span></text:p>
      <text:p text:style-name="P25"><text:span text:style-name="T8">16</text:span><text:span text:style-name="T11"> <text:s/><text:tab/>printf(</text:span><text:span text:style-name="T8">"\n"</text:span><text:span text:style-name="T11">);<text:tab/></text:span></text:p>
      <text:p text:style-name="P25"><text:span text:style-name="T8">17</text:span><text:span text:style-name="T11"> <text:s/><text:tab/></text:span><text:span text:style-name="T13">for</text:span><text:span text:style-name="T11"> (i</text:span><text:span text:style-name="T14">=</text:span><text:span text:style-name="T8">0</text:span><text:span text:style-name="T11">;i</text:span><text:span text:style-name="T14">&lt;</text:span><text:span text:style-name="T11">num;i</text:span><text:span text:style-name="T14">++</text:span><text:span text:style-name="T11">)</text:span></text:p>
      <text:p text:style-name="P25"><text:span text:style-name="T8">18</text:span><text:span text:style-name="T11"> <text:s/><text:tab/>{</text:span></text:p>
      <text:p text:style-name="P25"><text:span text:style-name="T8">19</text:span><text:span text:style-name="T11"> <text:s/><text:tab/><text:tab/>money</text:span><text:span text:style-name="T14">-=</text:span><text:span text:style-name="T8">1000</text:span><text:span text:style-name="T11">;</text:span></text:p>
      <text:p text:style-name="P25"><text:span text:style-name="T8">20</text:span><text:span text:style-name="T11"> <text:s/><text:tab/><text:tab/></text:span><text:span text:style-name="T15">/* randomise dice*/</text:span></text:p>
      <text:p text:style-name="P25"><text:span text:style-name="T8">21</text:span><text:span text:style-name="T11"> <text:s/><text:tab/><text:tab/>d1</text:span><text:span text:style-name="T14">=</text:span><text:span text:style-name="T11">rand() </text:span><text:span text:style-name="T14">%</text:span><text:span text:style-name="T11"> </text:span><text:span text:style-name="T8">8</text:span><text:span text:style-name="T11">;</text:span></text:p>
      <text:p text:style-name="P25"><text:span text:style-name="T8">23</text:span><text:span text:style-name="T11"> <text:s/><text:tab/><text:tab/>d2</text:span><text:span text:style-name="T14">=</text:span><text:span text:style-name="T11">rand() </text:span><text:span text:style-name="T14">%</text:span><text:span text:style-name="T11"> </text:span><text:span text:style-name="T8">8</text:span><text:span text:style-name="T11">;<text:tab/></text:span></text:p>
      <text:p text:style-name="P25"><text:span text:style-name="T8">25</text:span><text:span text:style-name="T11"> <text:s/><text:tab/><text:tab/>d3</text:span><text:span text:style-name="T14">=</text:span><text:span text:style-name="T11">rand() </text:span><text:span text:style-name="T14">%</text:span><text:span text:style-name="T11"> </text:span><text:span text:style-name="T8">8</text:span><text:span text:style-name="T11">;</text:span></text:p>
      <text:p text:style-name="P25"><text:span text:style-name="T8">27</text:span><text:span text:style-name="T11"> <text:s/><text:tab/><text:tab/>d1</text:span><text:span text:style-name="T14">++</text:span><text:span text:style-name="T11">;d2</text:span><text:span text:style-name="T14">++</text:span><text:span text:style-name="T11">;d3</text:span><text:span text:style-name="T14">++</text:span><text:span text:style-name="T11">;</text:span></text:p>
      <text:p text:style-name="P25"><text:span text:style-name="T8">28</text:span><text:span text:style-name="T11"> <text:s/><text:tab/><text:tab/></text:span><text:span text:style-name="T17">int</text:span><text:span text:style-name="T11"> dt</text:span><text:span text:style-name="T14">=</text:span><text:span text:style-name="T11">d1</text:span><text:span text:style-name="T14">+</text:span><text:span text:style-name="T11">d2</text:span><text:span text:style-name="T14">+</text:span><text:span text:style-name="T11">d3;</text:span></text:p>
      <text:p text:style-name="P25"><text:span text:style-name="T8">29</text:span><text:span text:style-name="T11"> <text:s/><text:tab/><text:tab/></text:span><text:span text:style-name="T15">/* compare dice */</text:span></text:p>
      <text:p text:style-name="P25"><text:span text:style-name="T8">30</text:span><text:span text:style-name="T11"> <text:s/><text:tab/><text:tab/></text:span><text:span text:style-name="T13">if</text:span><text:span text:style-name="T11"> (dt </text:span><text:span text:style-name="T14">==</text:span><text:span text:style-name="T11"> </text:span><text:span text:style-name="T8">24</text:span><text:span text:style-name="T11">)</text:span></text:p>
      <text:p text:style-name="P25"><text:span text:style-name="T8">31</text:span><text:span text:style-name="T11"> <text:s/><text:tab/><text:tab/>{</text:span></text:p>
      <text:p text:style-name="P25"><text:span text:style-name="T8">32</text:span><text:span text:style-name="T11"> <text:s/><text:tab/><text:tab/><text:tab/>pwin</text:span><text:span text:style-name="T14">++</text:span><text:span text:style-name="T11">;</text:span></text:p>
      <text:p text:style-name="P25"><text:span text:style-name="T8">33</text:span><text:span text:style-name="T11"> <text:s/><text:tab/><text:tab/><text:tab/>pwin24</text:span><text:span text:style-name="T14">++</text:span><text:span text:style-name="T11">;</text:span></text:p>
      <text:p text:style-name="P25"><text:span text:style-name="T8">34</text:span><text:span text:style-name="T11"> <text:s/><text:tab/><text:tab/><text:tab/>money </text:span><text:span text:style-name="T14">+=</text:span><text:span text:style-name="T11"> </text:span><text:span text:style-name="T8">15450</text:span><text:span text:style-name="T11">;</text:span></text:p>
      <text:p text:style-name="P25"><text:span text:style-name="T8">35</text:span><text:span text:style-name="T11"> <text:s/><text:tab/><text:tab/>}</text:span></text:p>
      <text:p text:style-name="P25"><text:span text:style-name="T8">38</text:span><text:span text:style-name="T11"> <text:s/><text:tab/><text:tab/></text:span><text:span text:style-name="T13">if</text:span><text:span text:style-name="T11"> (d1 </text:span><text:span text:style-name="T14">==</text:span><text:span text:style-name="T11"> d2 </text:span><text:span text:style-name="T14">&amp;&amp;</text:span><text:span text:style-name="T11"> d1 </text:span><text:span text:style-name="T14">==</text:span><text:span text:style-name="T11"> d3)</text:span></text:p>
      <text:p text:style-name="P25"><text:span text:style-name="T8">39</text:span><text:span text:style-name="T11"> <text:s/><text:tab/><text:tab/>{</text:span></text:p>
      <text:p text:style-name="P25"><text:span text:style-name="T8">40</text:span><text:span text:style-name="T11"> <text:s/><text:tab/><text:tab/><text:tab/>pwin</text:span><text:span text:style-name="T14">++</text:span><text:span text:style-name="T11">;</text:span></text:p>
      <text:p text:style-name="P25"><text:span text:style-name="T8">41</text:span><text:span text:style-name="T11"> <text:s/><text:tab/><text:tab/><text:tab/>pwin3fk</text:span><text:span text:style-name="T14">++</text:span><text:span text:style-name="T11">;</text:span></text:p>
      <text:p text:style-name="P25"><text:span text:style-name="T8">42</text:span><text:span text:style-name="T11"> <text:s/><text:tab/><text:tab/><text:tab/>money </text:span><text:span text:style-name="T14">+=</text:span><text:span text:style-name="T11"> </text:span><text:span text:style-name="T8">6200</text:span><text:span text:style-name="T11">; </text:span></text:p>
      <text:p text:style-name="P25"><text:span text:style-name="T8">43</text:span><text:span text:style-name="T11"> <text:s/><text:tab/><text:tab/>}</text:span></text:p>
      <text:p text:style-name="P25"><text:span text:style-name="T8">45</text:span><text:span text:style-name="T11"> <text:s/><text:tab/><text:tab/></text:span><text:span text:style-name="T13">if</text:span><text:span text:style-name="T11"> (dt </text:span><text:span text:style-name="T14">&gt;=</text:span><text:span text:style-name="T8">22</text:span><text:span text:style-name="T11"> </text:span><text:span text:style-name="T14">&amp;&amp;</text:span><text:span text:style-name="T11"> dt </text:span><text:span text:style-name="T14">&lt;</text:span><text:span text:style-name="T11"> </text:span><text:span text:style-name="T8">24</text:span><text:span text:style-name="T11">)</text:span></text:p>
      <text:p text:style-name="P25"><text:span text:style-name="T8">46</text:span><text:span text:style-name="T11"> <text:s/><text:tab/><text:tab/>{</text:span></text:p>
      <text:p text:style-name="P25"><text:soft-page-break/><text:span text:style-name="T8">47</text:span><text:span text:style-name="T11"> <text:s/><text:tab/><text:tab/><text:tab/>pwin</text:span><text:span text:style-name="T14">++</text:span><text:span text:style-name="T11">;</text:span></text:p>
      <text:p text:style-name="P25"><text:span text:style-name="T8">48</text:span><text:span text:style-name="T11"> <text:s/><text:tab/><text:tab/><text:tab/>pwin20</text:span><text:span text:style-name="T14">++</text:span><text:span text:style-name="T11">;</text:span></text:p>
      <text:p text:style-name="P25"><text:span text:style-name="T8">49</text:span><text:span text:style-name="T11"> <text:s/><text:tab/><text:tab/><text:tab/>money </text:span><text:span text:style-name="T14">+=</text:span><text:span text:style-name="T11"> </text:span><text:span text:style-name="T8">5850</text:span><text:span text:style-name="T11">;</text:span></text:p>
      <text:p text:style-name="P25"><text:span text:style-name="T8">50</text:span><text:span text:style-name="T11"> <text:s/><text:tab/><text:tab/>}</text:span></text:p>
      <text:p text:style-name="P25"><text:span text:style-name="T8">52</text:span><text:span text:style-name="T11"> <text:s/><text:tab/><text:tab/></text:span><text:span text:style-name="T13">if</text:span><text:span text:style-name="T11"> (dt </text:span><text:span text:style-name="T14">&gt;=</text:span><text:span text:style-name="T11"> </text:span><text:span text:style-name="T8">20</text:span><text:span text:style-name="T11"> </text:span><text:span text:style-name="T14">&amp;&amp;</text:span><text:span text:style-name="T11"> dt </text:span><text:span text:style-name="T14">&lt;</text:span><text:span text:style-name="T11"> </text:span><text:span text:style-name="T8">22</text:span><text:span text:style-name="T11">)</text:span></text:p>
      <text:p text:style-name="P25"><text:span text:style-name="T8">53</text:span><text:span text:style-name="T11"> <text:s/><text:tab/><text:tab/>{</text:span></text:p>
      <text:p text:style-name="P25"><text:span text:style-name="T8">54</text:span><text:span text:style-name="T11"> <text:s/><text:tab/><text:tab/><text:tab/>pwin</text:span><text:span text:style-name="T14">++</text:span><text:span text:style-name="T11">;</text:span></text:p>
      <text:p text:style-name="P25"><text:span text:style-name="T8">55</text:span><text:span text:style-name="T11"> <text:s/><text:tab/><text:tab/><text:tab/>pwin18</text:span><text:span text:style-name="T14">++</text:span><text:span text:style-name="T11">;</text:span></text:p>
      <text:p text:style-name="P25"><text:span text:style-name="T8">56</text:span><text:span text:style-name="T11"> <text:s/><text:tab/><text:tab/><text:tab/>money </text:span><text:span text:style-name="T14">+=</text:span><text:span text:style-name="T11"> </text:span><text:span text:style-name="T8">4500</text:span><text:span text:style-name="T11">;</text:span></text:p>
      <text:p text:style-name="P25"><text:span text:style-name="T8">57</text:span><text:span text:style-name="T11"> <text:s/><text:tab/><text:tab/>}<text:tab/><text:tab/></text:span></text:p>
      <text:p text:style-name="P25"><text:span text:style-name="T8">59</text:span><text:span text:style-name="T11"> <text:s/><text:tab/><text:tab/></text:span><text:span text:style-name="T13">if</text:span><text:span text:style-name="T11"> ((d1</text:span><text:span text:style-name="T14">+</text:span><text:span text:style-name="T8">1</text:span><text:span text:style-name="T11"> </text:span><text:span text:style-name="T14">==</text:span><text:span text:style-name="T11"> d2 </text:span><text:span text:style-name="T14">&amp;&amp;</text:span><text:span text:style-name="T11"> d1</text:span><text:span text:style-name="T14">+</text:span><text:span text:style-name="T8">2</text:span><text:span text:style-name="T11"> </text:span><text:span text:style-name="T14">==</text:span><text:span text:style-name="T11"> d3) </text:span><text:span text:style-name="T14">||</text:span><text:span text:style-name="T11"> (d1</text:span><text:span text:style-name="T14">+</text:span><text:span text:style-name="T8">1</text:span><text:span text:style-name="T11"> </text:span><text:span text:style-name="T14">==</text:span><text:span text:style-name="T11"> d3 </text:span><text:span text:style-name="T14">&amp;&amp;</text:span><text:span text:style-name="T11"> d1</text:span><text:span text:style-name="T14">+</text:span><text:span text:style-name="T8">2</text:span><text:span text:style-name="T11"> </text:span><text:span text:style-name="T14">==</text:span><text:span text:style-name="T11"> d2) </text:span><text:span text:style-name="T14">||</text:span><text:span text:style-name="T11"> (d2</text:span><text:span text:style-name="T14">+</text:span><text:span text:style-name="T8">1</text:span><text:span text:style-name="T11"> </text:span><text:span text:style-name="T14">==</text:span><text:span text:style-name="T11"> d3 </text:span><text:span text:style-name="T14">&amp;&amp;</text:span><text:span text:style-name="T11"> d2</text:span><text:span text:style-name="T14">+</text:span><text:span text:style-name="T8">2</text:span><text:span text:style-name="T11"> </text:span><text:span text:style-name="T14">==</text:span><text:span text:style-name="T11"> d1) </text:span><text:span text:style-name="T14">||</text:span><text:span text:style-name="T11"> (d2</text:span><text:span text:style-name="T14">+</text:span><text:span text:style-name="T8">1</text:span><text:span text:style-name="T11"> </text:span><text:span text:style-name="T14">==</text:span><text:span text:style-name="T11"> d1 </text:span><text:span text:style-name="T14">&amp;&amp;</text:span><text:span text:style-name="T11"> d2</text:span><text:span text:style-name="T14">+</text:span><text:span text:style-name="T8">2</text:span><text:span text:style-name="T11"> </text:span><text:span text:style-name="T14">==</text:span><text:span text:style-name="T11"> d3) </text:span><text:span text:style-name="T14">||</text:span><text:span text:style-name="T11"> (d3</text:span><text:span text:style-name="T14">+</text:span><text:span text:style-name="T8">1</text:span><text:span text:style-name="T11"> </text:span><text:span text:style-name="T14">==</text:span><text:span text:style-name="T11"> d2 </text:span><text:span text:style-name="T14">&amp;&amp;</text:span><text:span text:style-name="T11"> d3</text:span><text:span text:style-name="T14">+</text:span><text:span text:style-name="T8">2</text:span><text:span text:style-name="T11"> </text:span><text:span text:style-name="T14">==</text:span><text:span text:style-name="T11"> d1) </text:span><text:span text:style-name="T14">||</text:span><text:span text:style-name="T11"> (d3</text:span><text:span text:style-name="T14">+</text:span><text:span text:style-name="T8">1</text:span><text:span text:style-name="T11"> </text:span><text:span text:style-name="T14">==</text:span><text:span text:style-name="T11"> d1 </text:span><text:span text:style-name="T14">&amp;&amp;</text:span><text:span text:style-name="T11"> d3</text:span><text:span text:style-name="T14">+</text:span><text:span text:style-name="T8">2</text:span><text:span text:style-name="T11"> </text:span><text:span text:style-name="T14">==</text:span><text:span text:style-name="T11">d2))</text:span></text:p>
      <text:p text:style-name="P25"><text:span text:style-name="T8">60</text:span><text:span text:style-name="T11"> <text:s/><text:tab/><text:tab/>{</text:span></text:p>
      <text:p text:style-name="P25"><text:span text:style-name="T8">61</text:span><text:span text:style-name="T11"> <text:s/><text:tab/><text:tab/><text:tab/>pwin</text:span><text:span text:style-name="T14">++</text:span><text:span text:style-name="T11">;</text:span></text:p>
      <text:p text:style-name="P25"><text:span text:style-name="T8">62</text:span><text:span text:style-name="T11"> <text:s/><text:tab/><text:tab/><text:tab/>pwin3row</text:span><text:span text:style-name="T14">++</text:span><text:span text:style-name="T11">;</text:span></text:p>
      <text:p text:style-name="P25"><text:span text:style-name="T8">63</text:span><text:span text:style-name="T11"> <text:s/><text:tab/><text:tab/><text:tab/>money </text:span><text:span text:style-name="T14">+=</text:span><text:span text:style-name="T11"> </text:span><text:span text:style-name="T8">3500</text:span><text:span text:style-name="T11">;</text:span></text:p>
      <text:p text:style-name="P25"><text:span text:style-name="T8">64</text:span><text:span text:style-name="T11"> <text:s/><text:tab/><text:tab/>}</text:span></text:p>
      <text:p text:style-name="P25"><text:span text:style-name="T8">66</text:span><text:span text:style-name="T11"> <text:s/><text:tab/>}<text:tab/></text:span></text:p>
      <text:p text:style-name="P25"><text:span text:style-name="T8">68</text:span><text:span text:style-name="T11"> <text:s/><text:tab/>printf(</text:span><text:span text:style-name="T8">"Player Wins-%d\n"</text:span><text:span text:style-name="T11">, pwin);</text:span></text:p>
      <text:p text:style-name="P25"><text:span text:style-name="T8">69</text:span><text:span text:style-name="T11"> <text:s/><text:tab/>printf(</text:span><text:span text:style-name="T8">"Money Made-%d\n\n"</text:span><text:span text:style-name="T11">, money);</text:span></text:p>
      <text:p text:style-name="P25"><text:span text:style-name="T8">70</text:span><text:span text:style-name="T11"> <text:s/><text:tab/>printf(</text:span><text:span text:style-name="T8">"%d-3 of a kind"</text:span><text:span text:style-name="T11">, pwin3fk);</text:span></text:p>
      <text:p text:style-name="P25"><text:span text:style-name="T8">72</text:span><text:span text:style-name="T11"> <text:s/><text:tab/>per</text:span><text:span text:style-name="T14">=</text:span><text:span text:style-name="T11">((</text:span><text:span text:style-name="T17">double</text:span><text:span text:style-name="T11">)pwin3fk</text:span><text:span text:style-name="T14">/</text:span><text:span text:style-name="T11">(</text:span><text:span text:style-name="T17">double</text:span><text:span text:style-name="T11">)num)</text:span><text:span text:style-name="T14">*</text:span><text:span text:style-name="T8">100</text:span><text:span text:style-name="T11">;</text:span></text:p>
      <text:p text:style-name="P25"><text:span text:style-name="T8">73</text:span><text:span text:style-name="T11"> <text:s/><text:tab/>printf(</text:span><text:span text:style-name="T8">"\n%f\%\n\n"</text:span><text:span text:style-name="T11">, per);</text:span></text:p>
      <text:p text:style-name="P25"><text:span text:style-name="T8">74</text:span><text:span text:style-name="T11"> <text:s/><text:tab/>cas</text:span><text:span text:style-name="T14">=</text:span><text:span text:style-name="T11">cas</text:span><text:span text:style-name="T14">-</text:span><text:span text:style-name="T11">per;</text:span></text:p>
      <text:p text:style-name="P25"><text:span text:style-name="T8">76</text:span><text:span text:style-name="T11"> <text:s/><text:tab/>printf(</text:span><text:span text:style-name="T8">"%d -3 in a row"</text:span><text:span text:style-name="T11">, pwin3row);</text:span></text:p>
      <text:p text:style-name="P25"><text:span text:style-name="T8">77</text:span><text:span text:style-name="T11"> <text:s/><text:tab/>per</text:span><text:span text:style-name="T14">=</text:span><text:span text:style-name="T11">((</text:span><text:span text:style-name="T17">double</text:span><text:span text:style-name="T11">)pwin3row</text:span><text:span text:style-name="T14">/</text:span><text:span text:style-name="T11">(</text:span><text:span text:style-name="T17">double</text:span><text:span text:style-name="T11">)num)</text:span><text:span text:style-name="T14">*</text:span><text:span text:style-name="T8">100</text:span><text:span text:style-name="T11">;</text:span></text:p>
      <text:p text:style-name="P25"><text:span text:style-name="T8">78</text:span><text:span text:style-name="T11"> <text:s/><text:tab/>printf(</text:span><text:span text:style-name="T8">"\n%f\%\n\n"</text:span><text:span text:style-name="T11">, per);</text:span></text:p>
      <text:p text:style-name="P25"><text:span text:style-name="T8">79</text:span><text:span text:style-name="T11"> <text:s/><text:tab/>cas</text:span><text:span text:style-name="T14">=</text:span><text:span text:style-name="T11">cas</text:span><text:span text:style-name="T14">-</text:span><text:span text:style-name="T11">per;</text:span></text:p>
      <text:p text:style-name="P25"><text:span text:style-name="T8">81</text:span><text:span text:style-name="T11"> <text:s/><text:tab/>printf(</text:span><text:span text:style-name="T8">"%d -20"</text:span><text:span text:style-name="T11">, pwin18);</text:span></text:p>
      <text:p text:style-name="P25"><text:span text:style-name="T8">82</text:span><text:span text:style-name="T11"> <text:s/><text:tab/>per</text:span><text:span text:style-name="T14">=</text:span><text:span text:style-name="T11">((</text:span><text:span text:style-name="T17">double</text:span><text:span text:style-name="T11">)pwin18</text:span><text:span text:style-name="T14">/</text:span><text:span text:style-name="T11">(</text:span><text:span text:style-name="T17">double</text:span><text:span text:style-name="T11">)num)</text:span><text:span text:style-name="T14">*</text:span><text:span text:style-name="T8">100</text:span><text:span text:style-name="T11">;</text:span></text:p>
      <text:p text:style-name="P25"><text:span text:style-name="T8">83</text:span><text:span text:style-name="T11"> <text:s/><text:tab/>printf(</text:span><text:span text:style-name="T8">"\n%f\%\n\n"</text:span><text:span text:style-name="T11">, per);</text:span></text:p>
      <text:p text:style-name="P25"><text:span text:style-name="T8">84</text:span><text:span text:style-name="T11"> <text:s/><text:tab/>cas</text:span><text:span text:style-name="T14">=</text:span><text:span text:style-name="T11">cas</text:span><text:span text:style-name="T14">-</text:span><text:span text:style-name="T11">per;</text:span></text:p>
      <text:p text:style-name="P25"><text:span text:style-name="T8">86</text:span><text:span text:style-name="T11"> <text:s/><text:tab/>printf(</text:span><text:span text:style-name="T8">"%d -22"</text:span><text:span text:style-name="T11">, pwin20);</text:span></text:p>
      <text:p text:style-name="P25"><text:span text:style-name="T8">87</text:span><text:span text:style-name="T11"> <text:s/><text:tab/>per</text:span><text:span text:style-name="T14">=</text:span><text:span text:style-name="T11">((</text:span><text:span text:style-name="T17">double</text:span><text:span text:style-name="T11">)pwin20</text:span><text:span text:style-name="T14">/</text:span><text:span text:style-name="T11">(</text:span><text:span text:style-name="T17">double</text:span><text:span text:style-name="T11">)num)</text:span><text:span text:style-name="T14">*</text:span><text:span text:style-name="T8">100</text:span><text:span text:style-name="T11">;</text:span></text:p>
      <text:p text:style-name="P25"><text:span text:style-name="T8">88</text:span><text:span text:style-name="T11"> <text:s/><text:tab/>printf(</text:span><text:span text:style-name="T8">"\n%f\%\n\n"</text:span><text:span text:style-name="T11">, per);</text:span></text:p>
      <text:p text:style-name="P25"><text:span text:style-name="T8">89</text:span><text:span text:style-name="T11"> <text:s/><text:tab/>cas</text:span><text:span text:style-name="T14">=</text:span><text:span text:style-name="T11">cas</text:span><text:span text:style-name="T14">-</text:span><text:span text:style-name="T11">per;</text:span></text:p>
      <text:p text:style-name="P25"><text:span text:style-name="T8">91</text:span><text:span text:style-name="T11"> <text:s/><text:tab/>printf(</text:span><text:span text:style-name="T8">"%d -24"</text:span><text:span text:style-name="T11">, pwin24);</text:span></text:p>
      <text:p text:style-name="P25"><text:span text:style-name="T8">92</text:span><text:span text:style-name="T11"> <text:s/><text:tab/>per</text:span><text:span text:style-name="T14">=</text:span><text:span text:style-name="T11">((</text:span><text:span text:style-name="T17">double</text:span><text:span text:style-name="T11">)pwin24</text:span><text:span text:style-name="T14">/</text:span><text:span text:style-name="T11">(</text:span><text:span text:style-name="T17">double</text:span><text:span text:style-name="T11">)num)</text:span><text:span text:style-name="T14">*</text:span><text:span text:style-name="T8">100</text:span><text:span text:style-name="T11">;</text:span></text:p>
      <text:p text:style-name="P25"><text:span text:style-name="T8">93</text:span><text:span text:style-name="T11"> <text:s/><text:tab/>printf(</text:span><text:span text:style-name="T8">"\n%f\%\n\n"</text:span><text:span text:style-name="T11">, per);</text:span></text:p>
      <text:p text:style-name="P25"><text:soft-page-break/><text:span text:style-name="T8">94</text:span><text:span text:style-name="T11"> <text:s/><text:tab/>cas</text:span><text:span text:style-name="T14">=</text:span><text:span text:style-name="T11">cas</text:span><text:span text:style-name="T14">-</text:span><text:span text:style-name="T11">per;</text:span></text:p>
      <text:p text:style-name="P25"><text:span text:style-name="T8">95</text:span><text:span text:style-name="T11"> <text:s/><text:tab/></text:span></text:p>
      <text:p text:style-name="P25"><text:span text:style-name="T8">96</text:span><text:span text:style-name="T11"> <text:s/><text:tab/>printf(</text:span><text:span text:style-name="T8">"%f\n"</text:span><text:span text:style-name="T11">, hedge);</text:span></text:p>
      <text:p text:style-name="P25"><text:span text:style-name="T8">97</text:span><text:span text:style-name="T11"> <text:s/><text:tab/>printf(</text:span><text:span text:style-name="T8">"%f"</text:span><text:span text:style-name="T11">, cas);</text:span></text:p>
      <text:p text:style-name="P25"><text:span text:style-name="T8">98</text:span><text:span text:style-name="T11"> <text:s/><text:tab/></text:span><text:span text:style-name="T13">return</text:span><text:span text:style-name="T11"> </text:span><text:span text:style-name="T8">0</text:span><text:span text:style-name="T11">;</text:span></text:p>
      <text:p text:style-name="P25"><text:span text:style-name="T8">99</text:span><text:span text:style-name="T11"> <text:s/>}</text:span></text:p>
      <text:p text:style-name="Text_20_body"/>
      <text:p text:style-name="P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A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5:55:57</meta:creation-date>
    <dc:language>en-AU</dc:language>
    <dc:date>2022-03-03T16:13:16.910819785</dc:date>
    <meta:editing-cycles>11</meta:editing-cycles>
    <meta:editing-duration>PT3H39M21S</meta:editing-duration>
    <meta:generator>LibreOffice/7.3.0.3$Linux_X86_64 LibreOffice_project/30$Build-3</meta:generator>
    <meta:document-statistic meta:table-count="4" meta:image-count="0" meta:object-count="0" meta:page-count="7" meta:paragraph-count="322" meta:word-count="944" meta:character-count="5801" meta:non-whitespace-character-count="4937"/>
    <meta:user-defined meta:name="AppVersion">15.0000</meta:user-defined>
  </office:meta>
</office:document-meta>
</file>